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ster page footer</presentation:footer-decl>
      <presentation:date-time-decl presentation:name="dtd1" presentation:source="fixed">01/01/2022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ields – Slide 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Slide 2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Slide 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685cm" fo:min-width="2.51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textarea-vertical-align="middle" draw:auto-grow-height="false" fo:min-height="2cm" fo:min-width="5.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5.5cm" svg:height="2cm" svg:x="20.5cm" svg:y="10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4.048cm" svg:height="1.187cm" svg:x="1.452cm" svg:y="11.5cm">
        <draw:text-box>
          <text:p><loext:page-name>&lt;slide-name&gt;</loext:page-name></text:p>
        </draw:text-box>
      </draw:frame>
      <draw:frame draw:style-name="Mgr3" draw:text-style-name="MP8" draw:layer="backgroundobjects" svg:width="14.048cm" svg:height="1.187cm" svg:x="1.452cm" svg:y="8.601cm">
        <draw:text-box>
          <text:p><loext:page-name>&lt;slide-name&gt;</loext:page-name></text:p>
        </draw:text-box>
      </draw:frame>
      <draw:frame presentation:style-name="Mpr1" draw:text-style-name="MP2" draw:layer="backgroundobjects" svg:width="6.523cm" svg:height="1.085cm" svg:x="1.401cm" svg:y="12.849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7cm" svg:y="12.949cm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7cm" svg:y="12.849cm">
        <draw:text-box>
          <text:p text:style-name="MP9"><text:span text:style-name="MT1"><text:page-number>&lt;number&gt;</text:page-number></text:span></text:p>
        </draw:text-box>
      </draw:frame>
      <draw:frame draw:style-name="Mgr4" draw:text-style-name="MP8" draw:layer="backgroundobjects" svg:width="3.516cm" svg:height="1.187cm" svg:x="7.924cm" svg:y="11.632cm">
        <draw:text-box>
          <text:p><text:date style:data-style-name="D1" text:date-value="2022-11-14">14/11/22</text:date></text:p>
        </draw:text-box>
      </draw:frame>
      <draw:frame draw:style-name="Mgr4" draw:text-style-name="MP8" draw:layer="backgroundobjects" svg:width="3.516cm" svg:height="1.187cm" svg:x="7.984cm" svg:y="8.601cm">
        <draw:text-box>
          <text:p><text:date style:data-style-name="D1" text:date-value="2022-11-14">14/11/22</text:date></text:p>
        </draw:text-box>
      </draw:frame>
      <draw:frame draw:style-name="Mgr5" draw:text-style-name="MP10" draw:layer="backgroundobjects" svg:width="3.516cm" svg:height="1.187cm" svg:x="22.484cm" svg:y="4cm">
        <draw:text-box>
          <text:p><text:time style:data-style-name="T1" text:time-value="10:30:29.494724191">10:31:03</text:time></text:p>
        </draw:text-box>
      </draw:frame>
      <draw:frame draw:style-name="Mgr5" draw:text-style-name="MP10" draw:layer="backgroundobjects" svg:width="3.516cm" svg:height="1.187cm" svg:x="22.5cm" svg:y="6.313cm">
        <draw:text-box>
          <text:p><text:time style:data-style-name="T1" text:time-value="10:30:45.676977752">10:31:03</text:time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09:07:15.000380236</meta:creation-date>
    <dc:date>2022-11-14T10:31:01.801753709</dc:date>
    <meta:editing-duration>PT21M48S</meta:editing-duration>
    <meta:editing-cycles>4</meta:editing-cycles>
    <meta:generator>Collabora_OfficeDev/22.05.8.2$Linux_X86_64 LibreOffice_project/6b419811d46966e556e05024d240d050947ebb81</meta:generator>
    <meta:document-statistic meta:object-count="43"/>
  </office:meta>
</office:document-meta>
</file>